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arameters – 3: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dom solution from top 10 elite solu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. of iterations required to converg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 Stop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Sto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ite solution poo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. of iterations to converge</text:p>
          </table:table-cell>
          <table:table-cell office:value-type="float" office:value="192" calcext:value-type="float">
            <text:p>192</text:p>
          </table:table-cell>
          <table:table-cell office:value-type="float" office:value="50" calcext:value-type="float">
            <text:p>50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38" calcext:value-type="float">
            <text:p>13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98672" calcext:value-type="float">
            <text:p>98672</text:p>
          </table:table-cell>
          <table:table-cell office:value-type="float" office:value="215572" calcext:value-type="float">
            <text:p>215572</text:p>
          </table:table-cell>
          <table:table-cell office:value-type="float" office:value="120669" calcext:value-type="float">
            <text:p>120669</text:p>
          </table:table-cell>
          <table:table-cell office:value-type="float" office:value="86923" calcext:value-type="float">
            <text:p>86923</text:p>
          </table:table-cell>
          <table:table-cell office:value-type="float" office:value="118730" calcext:value-type="float">
            <text:p>118730</text:p>
          </table:table-cell>
          <table:table-cell office:value-type="float" office:value="79474" calcext:value-type="float">
            <text:p>79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7:04:40.599103047</meta:creation-date>
    <dc:date>2017-04-14T23:16:00.417685381</dc:date>
    <meta:editing-duration>PT49M53S</meta:editing-duration>
    <meta:editing-cycles>2</meta:editing-cycles>
    <meta:generator>LibreOffice/5.1.6.2$Linux_X86_64 LibreOffice_project/10m0$Build-2</meta:generator>
    <meta:document-statistic meta:table-count="1" meta:cell-count="38" meta:object-count="0"/>
  </office:meta>
</office:document-meta>
</file>